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1.9071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1.6126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8508in"/>
    </style:style>
    <style:style style:name="co7" style:family="table-column">
      <style:table-column-properties fo:break-before="auto" style:column-width="1.0791in"/>
    </style:style>
    <style:style style:name="co8" style:family="table-column">
      <style:table-column-properties fo:break-before="auto" style:column-width="0.6547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622in"/>
    </style:style>
    <style:style style:name="co11" style:family="table-column">
      <style:table-column-properties fo:break-before="auto" style:column-width="0.6661in"/>
    </style:style>
    <style:style style:name="co12" style:family="table-column">
      <style:table-column-properties fo:break-before="auto" style:column-width="0.6008in"/>
    </style:style>
    <style:style style:name="co13" style:family="table-column">
      <style:table-column-properties fo:break-before="auto" style:column-width="1.1882in"/>
    </style:style>
    <style:style style:name="co14" style:family="table-column">
      <style:table-column-properties fo:break-before="auto" style:column-width="1.264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port-nanomsg-ofi-1" table:style-name="ta1">
        <table:shapes>
          <draw:frame draw:z-index="0" draw:style-name="gr1" draw:text-style-name="P1" svg:width="6.3039in" svg:height="3.5449in" svg:x="0.9272in" svg:y="3.9425in">
            <draw:object draw:notify-on-update-of-ranges="'report-nanomsg-ofi-1'.E4:'report-nanomsg-ofi-1'.E4 'report-nanomsg-ofi-1'.E5:'report-nanomsg-ofi-1'.E19 'report-nanomsg-ofi-1'.F4:'report-nanomsg-ofi-1'.F4 'report-nanomsg-ofi-1'.F5:'report-nanomsg-ofi-1'.F19 'report-nanomsg-ofi-1'.G4:'report-nanomsg-ofi-1'.G4 'report-nanomsg-ofi-1'.G5:'report-nanomsg-ofi-1'.G19 'report-nanomsg-ofi-1'.H4:'report-nanomsg-ofi-1'.H4 'report-nanomsg-ofi-1'.H5:'report-nanomsg-ofi-1'.H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39in" svg:height="3.5453in" svg:x="7.6453in" svg:y="3.9736in">
            <draw:object draw:notify-on-update-of-ranges="'report-nanomsg-ofi-1'.E4:'report-nanomsg-ofi-1'.E4 'report-nanomsg-ofi-1'.E5:'report-nanomsg-ofi-1'.E19 'report-nanomsg-ofi-1'.T4:'report-nanomsg-ofi-1'.T4 'report-nanomsg-ofi-1'.T5:'report-nanomsg-ofi-1'.T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st Name</text:p>
          </table:table-cell>
          <table:table-cell table:style-name="Default" office:value-type="string" calcext:value-type="string">
            <text:p>NanoMSG Test</text:p>
          </table:table-cell>
          <table:table-cell table:style-name="Default" office:value-type="string" calcext:value-type="string">
            <text:p><text:s/>using OFI Transpo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 Date</text:p>
          </table:table-cell>
          <table:table-cell office:value-type="string" calcext:value-type="string">
            <text:p>2016-01-25 16:07:30.685201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Num</text:p>
          </table:table-cell>
          <table:table-cell table:style-name="Default" office:value-type="string" calcext:value-type="string">
            <text:p>Started</text:p>
          </table:table-cell>
          <table:table-cell table:style-name="Default" office:value-type="string" calcext:value-type="string">
            <text:p>Ende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ss_min</text:p>
          </table:table-cell>
          <table:table-cell office:value-type="string" calcext:value-type="string">
            <text:p>uss_max</text:p>
          </table:table-cell>
          <table:table-cell office:value-type="string" calcext:value-type="string">
            <text:p>uss_avg</text:p>
          </table:table-cell>
          <table:table-cell office:value-type="string" calcext:value-type="string">
            <text:p>pss_min</text:p>
          </table:table-cell>
          <table:table-cell office:value-type="string" calcext:value-type="string">
            <text:p>pss_max</text:p>
          </table:table-cell>
          <table:table-cell office:value-type="string" calcext:value-type="string">
            <text:p>pss_avg</text:p>
          </table:table-cell>
          <table:table-cell office:value-type="string" calcext:value-type="string">
            <text:p>rss_min</text:p>
          </table:table-cell>
          <table:table-cell office:value-type="string" calcext:value-type="string">
            <text:p>rss_max</text:p>
          </table:table-cell>
          <table:table-cell office:value-type="string" calcext:value-type="string">
            <text:p>rss_avg</text:p>
          </table:table-cell>
          <table:table-cell office:value-type="string" calcext:value-type="string">
            <text:p>rx_bytes</text:p>
          </table:table-cell>
          <table:table-cell office:value-type="string" calcext:value-type="string">
            <text:p>tx_bytes</text:p>
          </table:table-cell>
          <table:table-cell office:value-type="string" calcext:value-type="string">
            <text:p>cpu_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6-01-25 16:07:30.686560</text:p>
          </table:table-cell>
          <table:table-cell office:value-type="string" calcext:value-type="string">
            <text:p>2016-01-25 16:07:47.31252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nomsg-ofi-1024</text:p>
          </table:table-cell>
          <table:table-cell office:value-type="float" office:value="0" calcext:value-type="float">
            <text:p>0</text:p>
          </table:table-cell>
          <table:table-cell office:value-type="float" office:value="0.00193955" calcext:value-type="float">
            <text:p>0.00193955</text:p>
          </table:table-cell>
          <table:table-cell office:value-type="float" office:value="0.000416587428571" calcext:value-type="float">
            <text:p>0.0004165874</text:p>
          </table:table-cell>
          <table:table-cell office:value-type="float" office:value="0" calcext:value-type="float">
            <text:p>0</text:p>
          </table:table-cell>
          <table:table-cell office:value-type="float" office:value="59636" calcext:value-type="float">
            <text:p>59636</text:p>
          </table:table-cell>
          <table:table-cell office:value-type="float" office:value="50915" calcext:value-type="float">
            <text:p>50915</text:p>
          </table:table-cell>
          <table:table-cell office:value-type="float" office:value="0" calcext:value-type="float">
            <text:p>0</text:p>
          </table:table-cell>
          <table:table-cell office:value-type="float" office:value="59838" calcext:value-type="float">
            <text:p>59838</text:p>
          </table:table-cell>
          <table:table-cell office:value-type="float" office:value="51156" calcext:value-type="float">
            <text:p>51156</text:p>
          </table:table-cell>
          <table:table-cell office:value-type="float" office:value="0" calcext:value-type="float">
            <text:p>0</text:p>
          </table:table-cell>
          <table:table-cell office:value-type="float" office:value="61116" calcext:value-type="float">
            <text:p>61116</text:p>
          </table:table-cell>
          <table:table-cell office:value-type="float" office:value="52388" calcext:value-type="float">
            <text:p>52388</text:p>
          </table:table-cell>
          <table:table-cell office:value-type="float" office:value="19007242957976" calcext:value-type="float">
            <text:p>19007242957976</text:p>
          </table:table-cell>
          <table:table-cell office:value-type="float" office:value="51764916361566" calcext:value-type="float">
            <text:p>51764916361566</text:p>
          </table:table-cell>
          <table:table-cell office:value-type="float" office:value="16.82" calcext:value-type="float">
            <text:p>16.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6-01-25 16:07:57.322091</text:p>
          </table:table-cell>
          <table:table-cell office:value-type="string" calcext:value-type="string">
            <text:p>2016-01-25 16:08:33.69933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nomsg-ofi-2048</text:p>
          </table:table-cell>
          <table:table-cell office:value-type="float" office:value="0" calcext:value-type="float">
            <text:p>0</text:p>
          </table:table-cell>
          <table:table-cell office:value-type="float" office:value="0.00390235" calcext:value-type="float">
            <text:p>0.00390235</text:p>
          </table:table-cell>
          <table:table-cell office:value-type="float" office:value="0.000195182333333" calcext:value-type="float">
            <text:p>0.0001951823</text:p>
          </table:table-cell>
          <table:table-cell office:value-type="float" office:value="0" calcext:value-type="float">
            <text:p>0</text:p>
          </table:table-cell>
          <table:table-cell office:value-type="float" office:value="57572" calcext:value-type="float">
            <text:p>57572</text:p>
          </table:table-cell>
          <table:table-cell office:value-type="float" office:value="21946" calcext:value-type="float">
            <text:p>21946</text:p>
          </table:table-cell>
          <table:table-cell office:value-type="float" office:value="0" calcext:value-type="float">
            <text:p>0</text:p>
          </table:table-cell>
          <table:table-cell office:value-type="float" office:value="57821" calcext:value-type="float">
            <text:p>57821</text:p>
          </table:table-cell>
          <table:table-cell office:value-type="float" office:value="22197" calcext:value-type="float">
            <text:p>22197</text:p>
          </table:table-cell>
          <table:table-cell office:value-type="float" office:value="0" calcext:value-type="float">
            <text:p>0</text:p>
          </table:table-cell>
          <table:table-cell office:value-type="float" office:value="59052" calcext:value-type="float">
            <text:p>59052</text:p>
          </table:table-cell>
          <table:table-cell office:value-type="float" office:value="23424" calcext:value-type="float">
            <text:p>23424</text:p>
          </table:table-cell>
          <table:table-cell office:value-type="float" office:value="57021733345412" calcext:value-type="float">
            <text:p>57021733345412</text:p>
          </table:table-cell>
          <table:table-cell office:value-type="float" office:value="155294749214418" calcext:value-type="float">
            <text:p>155294749214418</text:p>
          </table:table-cell>
          <table:table-cell office:value-type="float" office:value="12.1611111111" calcext:value-type="float">
            <text:p>12.1611111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6-01-25 16:08:43.710791</text:p>
          </table:table-cell>
          <table:table-cell office:value-type="string" calcext:value-type="string">
            <text:p>2016-01-25 16:09:20.19961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nomsg-ofi-4096</text:p>
          </table:table-cell>
          <table:table-cell office:value-type="float" office:value="0" calcext:value-type="float">
            <text:p>0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390495" calcext:value-type="float">
            <text:p>0.000390495</text:p>
          </table:table-cell>
          <table:table-cell office:value-type="float" office:value="0" calcext:value-type="float">
            <text:p>0</text:p>
          </table:table-cell>
          <table:table-cell office:value-type="float" office:value="59640" calcext:value-type="float">
            <text:p>59640</text:p>
          </table:table-cell>
          <table:table-cell office:value-type="float" office:value="24405" calcext:value-type="float">
            <text:p>24405</text:p>
          </table:table-cell>
          <table:table-cell office:value-type="float" office:value="0" calcext:value-type="float">
            <text:p>0</text:p>
          </table:table-cell>
          <table:table-cell office:value-type="float" office:value="59891" calcext:value-type="float">
            <text:p>59891</text:p>
          </table:table-cell>
          <table:table-cell office:value-type="float" office:value="24655" calcext:value-type="float">
            <text:p>24655</text:p>
          </table:table-cell>
          <table:table-cell office:value-type="float" office:value="0" calcext:value-type="float">
            <text:p>0</text:p>
          </table:table-cell>
          <table:table-cell office:value-type="float" office:value="61120" calcext:value-type="float">
            <text:p>61120</text:p>
          </table:table-cell>
          <table:table-cell office:value-type="float" office:value="25882" calcext:value-type="float">
            <text:p>25882</text:p>
          </table:table-cell>
          <table:table-cell office:value-type="float" office:value="57021739970156" calcext:value-type="float">
            <text:p>57021739970156</text:p>
          </table:table-cell>
          <table:table-cell office:value-type="float" office:value="155294749434726" calcext:value-type="float">
            <text:p>155294749434726</text:p>
          </table:table-cell>
          <table:table-cell office:value-type="float" office:value="10.2111111111" calcext:value-type="float">
            <text:p>10.2111111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6-01-25 16:09:30.211326</text:p>
          </table:table-cell>
          <table:table-cell office:value-type="string" calcext:value-type="string">
            <text:p>2016-01-25 16:10:06.62438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nomsg-ofi-8192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078125" calcext:value-type="float">
            <text:p>0.00078125</text:p>
          </table:table-cell>
          <table:table-cell office:value-type="float" office:value="0" calcext:value-type="float">
            <text:p>0</text:p>
          </table:table-cell>
          <table:table-cell office:value-type="float" office:value="55624" calcext:value-type="float">
            <text:p>55624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5870" calcext:value-type="float">
            <text:p>55870</text:p>
          </table:table-cell>
          <table:table-cell office:value-type="float" office:value="20150" calcext:value-type="float">
            <text:p>20150</text:p>
          </table:table-cell>
          <table:table-cell office:value-type="float" office:value="0" calcext:value-type="float">
            <text:p>0</text:p>
          </table:table-cell>
          <table:table-cell office:value-type="float" office:value="57104" calcext:value-type="float">
            <text:p>57104</text:p>
          </table:table-cell>
          <table:table-cell office:value-type="float" office:value="21377" calcext:value-type="float">
            <text:p>21377</text:p>
          </table:table-cell>
          <table:table-cell office:value-type="float" office:value="57021746255444" calcext:value-type="float">
            <text:p>57021746255444</text:p>
          </table:table-cell>
          <table:table-cell office:value-type="float" office:value="155294749805244" calcext:value-type="float">
            <text:p>155294749805244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6-01-25 16:10:16.635401</text:p>
          </table:table-cell>
          <table:table-cell office:value-type="string" calcext:value-type="string">
            <text:p>2016-01-25 16:10:53.04029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nomsg-ofi-16384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12.9289" calcext:value-type="float">
            <text:p>12.9289</text:p>
          </table:table-cell>
          <table:table-cell office:value-type="float" office:value="9.4021875" calcext:value-type="float">
            <text:p>9.4021875</text:p>
          </table:table-cell>
          <table:table-cell office:value-type="float" office:value="0" calcext:value-type="float">
            <text:p>0</text:p>
          </table:table-cell>
          <table:table-cell office:value-type="float" office:value="55796" calcext:value-type="float">
            <text:p>55796</text:p>
          </table:table-cell>
          <table:table-cell office:value-type="float" office:value="53029" calcext:value-type="float">
            <text:p>53029</text:p>
          </table:table-cell>
          <table:table-cell office:value-type="float" office:value="0" calcext:value-type="float">
            <text:p>0</text:p>
          </table:table-cell>
          <table:table-cell office:value-type="float" office:value="56047" calcext:value-type="float">
            <text:p>56047</text:p>
          </table:table-cell>
          <table:table-cell office:value-type="float" office:value="53267" calcext:value-type="float">
            <text:p>53267</text:p>
          </table:table-cell>
          <table:table-cell office:value-type="float" office:value="0" calcext:value-type="float">
            <text:p>0</text:p>
          </table:table-cell>
          <table:table-cell office:value-type="float" office:value="57276" calcext:value-type="float">
            <text:p>57276</text:p>
          </table:table-cell>
          <table:table-cell office:value-type="float" office:value="54476" calcext:value-type="float">
            <text:p>54476</text:p>
          </table:table-cell>
          <table:table-cell office:value-type="float" office:value="53853885693358" calcext:value-type="float">
            <text:p>53853885693358</text:p>
          </table:table-cell>
          <table:table-cell office:value-type="float" office:value="146669786172642" calcext:value-type="float">
            <text:p>146669786172642</text:p>
          </table:table-cell>
          <table:table-cell office:value-type="float" office:value="17.2235294118" calcext:value-type="float">
            <text:p>17.22352941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6-01-25 16:11:03.048866</text:p>
          </table:table-cell>
          <table:table-cell office:value-type="string" calcext:value-type="string">
            <text:p>2016-01-25 16:11:39.73278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nomsg-ofi-32768</text:p>
          </table:table-cell>
          <table:table-cell office:value-type="float" office:value="3.25" calcext:value-type="float">
            <text:p>3.25</text:p>
          </table:table-cell>
          <table:table-cell office:value-type="float" office:value="27.0938" calcext:value-type="float">
            <text:p>27.0938</text:p>
          </table:table-cell>
          <table:table-cell office:value-type="float" office:value="18.164277" calcext:value-type="float">
            <text:p>18.164277</text:p>
          </table:table-cell>
          <table:table-cell office:value-type="float" office:value="0" calcext:value-type="float">
            <text:p>0</text:p>
          </table:table-cell>
          <table:table-cell office:value-type="float" office:value="60180" calcext:value-type="float">
            <text:p>60180</text:p>
          </table:table-cell>
          <table:table-cell office:value-type="float" office:value="57081" calcext:value-type="float">
            <text:p>57081</text:p>
          </table:table-cell>
          <table:table-cell office:value-type="float" office:value="0" calcext:value-type="float">
            <text:p>0</text:p>
          </table:table-cell>
          <table:table-cell office:value-type="float" office:value="60434" calcext:value-type="float">
            <text:p>60434</text:p>
          </table:table-cell>
          <table:table-cell office:value-type="float" office:value="57332" calcext:value-type="float">
            <text:p>57332</text:p>
          </table:table-cell>
          <table:table-cell office:value-type="float" office:value="0" calcext:value-type="float">
            <text:p>0</text:p>
          </table:table-cell>
          <table:table-cell office:value-type="float" office:value="61660" calcext:value-type="float">
            <text:p>61660</text:p>
          </table:table-cell>
          <table:table-cell office:value-type="float" office:value="58558" calcext:value-type="float">
            <text:p>58558</text:p>
          </table:table-cell>
          <table:table-cell office:value-type="float" office:value="53853909308724" calcext:value-type="float">
            <text:p>53853909308724</text:p>
          </table:table-cell>
          <table:table-cell office:value-type="float" office:value="146677713848752" calcext:value-type="float">
            <text:p>146677713848752</text:p>
          </table:table-cell>
          <table:table-cell office:value-type="float" office:value="23.9823529412" calcext:value-type="float">
            <text:p>23.98235294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6-01-25 16:11:49.734977</text:p>
          </table:table-cell>
          <table:table-cell office:value-type="string" calcext:value-type="string">
            <text:p>2016-01-25 16:12:26.26814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nomsg-ofi-65536</text:p>
          </table:table-cell>
          <table:table-cell office:value-type="float" office:value="13.4375" calcext:value-type="float">
            <text:p>13.4375</text:p>
          </table:table-cell>
          <table:table-cell office:value-type="float" office:value="53.1875" calcext:value-type="float">
            <text:p>53.1875</text:p>
          </table:table-cell>
          <table:table-cell office:value-type="float" office:value="38.3638666667" calcext:value-type="float">
            <text:p>38.3638666667</text:p>
          </table:table-cell>
          <table:table-cell office:value-type="float" office:value="0" calcext:value-type="float">
            <text:p>0</text:p>
          </table:table-cell>
          <table:table-cell office:value-type="float" office:value="56736" calcext:value-type="float">
            <text:p>56736</text:p>
          </table:table-cell>
          <table:table-cell office:value-type="float" office:value="56718" calcext:value-type="float">
            <text:p>56718</text:p>
          </table:table-cell>
          <table:table-cell office:value-type="float" office:value="0" calcext:value-type="float">
            <text:p>0</text:p>
          </table:table-cell>
          <table:table-cell office:value-type="float" office:value="56990" calcext:value-type="float">
            <text:p>56990</text:p>
          </table:table-cell>
          <table:table-cell office:value-type="float" office:value="56968" calcext:value-type="float">
            <text:p>56968</text:p>
          </table:table-cell>
          <table:table-cell office:value-type="float" office:value="0" calcext:value-type="float">
            <text:p>0</text:p>
          </table:table-cell>
          <table:table-cell office:value-type="float" office:value="58216" calcext:value-type="float">
            <text:p>58216</text:p>
          </table:table-cell>
          <table:table-cell office:value-type="float" office:value="58196" calcext:value-type="float">
            <text:p>58196</text:p>
          </table:table-cell>
          <table:table-cell office:value-type="float" office:value="53853933025850" calcext:value-type="float">
            <text:p>53853933025850</text:p>
          </table:table-cell>
          <table:table-cell office:value-type="float" office:value="146693796418618" calcext:value-type="float">
            <text:p>146693796418618</text:p>
          </table:table-cell>
          <table:table-cell office:value-type="float" office:value="21.1117647059" calcext:value-type="float">
            <text:p>21.11176470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6-01-25 16:12:36.278317</text:p>
          </table:table-cell>
          <table:table-cell office:value-type="string" calcext:value-type="string">
            <text:p>2016-01-25 16:13:13.24776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nomsg-ofi-1048576</text:p>
          </table:table-cell>
          <table:table-cell office:value-type="float" office:value="179" calcext:value-type="float">
            <text:p>179</text:p>
          </table:table-cell>
          <table:table-cell office:value-type="float" office:value="402" calcext:value-type="float">
            <text:p>402</text:p>
          </table:table-cell>
          <table:table-cell office:value-type="float" office:value="280.817633333" calcext:value-type="float">
            <text:p>280.817633333</text:p>
          </table:table-cell>
          <table:table-cell office:value-type="float" office:value="0" calcext:value-type="float">
            <text:p>0</text:p>
          </table:table-cell>
          <table:table-cell office:value-type="float" office:value="76964" calcext:value-type="float">
            <text:p>76964</text:p>
          </table:table-cell>
          <table:table-cell office:value-type="float" office:value="72631" calcext:value-type="float">
            <text:p>72631</text:p>
          </table:table-cell>
          <table:table-cell office:value-type="float" office:value="0" calcext:value-type="float">
            <text:p>0</text:p>
          </table:table-cell>
          <table:table-cell office:value-type="float" office:value="77217" calcext:value-type="float">
            <text:p>77217</text:p>
          </table:table-cell>
          <table:table-cell office:value-type="float" office:value="72882" calcext:value-type="float">
            <text:p>72882</text:p>
          </table:table-cell>
          <table:table-cell office:value-type="float" office:value="0" calcext:value-type="float">
            <text:p>0</text:p>
          </table:table-cell>
          <table:table-cell office:value-type="float" office:value="78448" calcext:value-type="float">
            <text:p>78448</text:p>
          </table:table-cell>
          <table:table-cell office:value-type="float" office:value="74112" calcext:value-type="float">
            <text:p>74112</text:p>
          </table:table-cell>
          <table:table-cell office:value-type="float" office:value="53853957484528" calcext:value-type="float">
            <text:p>53853957484528</text:p>
          </table:table-cell>
          <table:table-cell office:value-type="float" office:value="146783863291840" calcext:value-type="float">
            <text:p>146783863291840</text:p>
          </table:table-cell>
          <table:table-cell office:value-type="float" office:value="50.1176470588" calcext:value-type="float">
            <text:p>50.11764705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6-01-25 16:13:23.254711</text:p>
          </table:table-cell>
          <table:table-cell office:value-type="string" calcext:value-type="string">
            <text:p>2016-01-25 16:13:59.8511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nomsg-ofi-2097152</text:p>
          </table:table-cell>
          <table:table-cell office:value-type="float" office:value="122" calcext:value-type="float">
            <text:p>122</text:p>
          </table:table-cell>
          <table:table-cell office:value-type="float" office:value="512" calcext:value-type="float">
            <text:p>512</text:p>
          </table:table-cell>
          <table:table-cell office:value-type="float" office:value="363.742233333" calcext:value-type="float">
            <text:p>363.742233333</text:p>
          </table:table-cell>
          <table:table-cell office:value-type="float" office:value="0" calcext:value-type="float">
            <text:p>0</text:p>
          </table:table-cell>
          <table:table-cell office:value-type="float" office:value="94372" calcext:value-type="float">
            <text:p>94372</text:p>
          </table:table-cell>
          <table:table-cell office:value-type="float" office:value="93303" calcext:value-type="float">
            <text:p>93303</text:p>
          </table:table-cell>
          <table:table-cell office:value-type="float" office:value="0" calcext:value-type="float">
            <text:p>0</text:p>
          </table:table-cell>
          <table:table-cell office:value-type="float" office:value="94623" calcext:value-type="float">
            <text:p>94623</text:p>
          </table:table-cell>
          <table:table-cell office:value-type="float" office:value="93554" calcext:value-type="float">
            <text:p>93554</text:p>
          </table:table-cell>
          <table:table-cell office:value-type="float" office:value="0" calcext:value-type="float">
            <text:p>0</text:p>
          </table:table-cell>
          <table:table-cell office:value-type="float" office:value="95856" calcext:value-type="float">
            <text:p>95856</text:p>
          </table:table-cell>
          <table:table-cell office:value-type="float" office:value="94786" calcext:value-type="float">
            <text:p>94786</text:p>
          </table:table-cell>
          <table:table-cell office:value-type="float" office:value="53853984328898" calcext:value-type="float">
            <text:p>53853984328898</text:p>
          </table:table-cell>
          <table:table-cell office:value-type="float" office:value="146983364543086" calcext:value-type="float">
            <text:p>146983364543086</text:p>
          </table:table-cell>
          <table:table-cell office:value-type="float" office:value="57.3411764706" calcext:value-type="float">
            <text:p>57.34117647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6-01-25 16:14:09.862400</text:p>
          </table:table-cell>
          <table:table-cell office:value-type="string" calcext:value-type="string">
            <text:p>2016-01-25 16:14:46.5488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nomsg-ofi-4194304</text:p>
          </table:table-cell>
          <table:table-cell office:value-type="float" office:value="240" calcext:value-type="float">
            <text:p>240</text:p>
          </table:table-cell>
          <table:table-cell office:value-type="float" office:value="472" calcext:value-type="float">
            <text:p>472</text:p>
          </table:table-cell>
          <table:table-cell office:value-type="float" office:value="334.258666667" calcext:value-type="float">
            <text:p>334.258666667</text:p>
          </table:table-cell>
          <table:table-cell office:value-type="float" office:value="0" calcext:value-type="float">
            <text:p>0</text:p>
          </table:table-cell>
          <table:table-cell office:value-type="float" office:value="135324" calcext:value-type="float">
            <text:p>135324</text:p>
          </table:table-cell>
          <table:table-cell office:value-type="float" office:value="133068" calcext:value-type="float">
            <text:p>133068</text:p>
          </table:table-cell>
          <table:table-cell office:value-type="float" office:value="0" calcext:value-type="float">
            <text:p>0</text:p>
          </table:table-cell>
          <table:table-cell office:value-type="float" office:value="135575" calcext:value-type="float">
            <text:p>135575</text:p>
          </table:table-cell>
          <table:table-cell office:value-type="float" office:value="133318" calcext:value-type="float">
            <text:p>133318</text:p>
          </table:table-cell>
          <table:table-cell office:value-type="float" office:value="0" calcext:value-type="float">
            <text:p>0</text:p>
          </table:table-cell>
          <table:table-cell office:value-type="float" office:value="136808" calcext:value-type="float">
            <text:p>136808</text:p>
          </table:table-cell>
          <table:table-cell office:value-type="float" office:value="134550" calcext:value-type="float">
            <text:p>134550</text:p>
          </table:table-cell>
          <table:table-cell office:value-type="float" office:value="50686122845894" calcext:value-type="float">
            <text:p>50686122845894</text:p>
          </table:table-cell>
          <table:table-cell office:value-type="float" office:value="138538296903084" calcext:value-type="float">
            <text:p>138538296903084</text:p>
          </table:table-cell>
          <table:table-cell office:value-type="float" office:value="60.975" calcext:value-type="float">
            <text:p>60.9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6-01-25 16:14:56.560320</text:p>
          </table:table-cell>
          <table:table-cell office:value-type="string" calcext:value-type="string">
            <text:p>2016-01-25 16:15:34.03144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nomsg-ofi-8388608</text:p>
          </table:table-cell>
          <table:table-cell office:value-type="float" office:value="208" calcext:value-type="float">
            <text:p>208</text:p>
          </table:table-cell>
          <table:table-cell office:value-type="float" office:value="464" calcext:value-type="float">
            <text:p>464</text:p>
          </table:table-cell>
          <table:table-cell office:value-type="float" office:value="362.892666667" calcext:value-type="float">
            <text:p>362.892666667</text:p>
          </table:table-cell>
          <table:table-cell office:value-type="float" office:value="0" calcext:value-type="float">
            <text:p>0</text:p>
          </table:table-cell>
          <table:table-cell office:value-type="float" office:value="215180" calcext:value-type="float">
            <text:p>215180</text:p>
          </table:table-cell>
          <table:table-cell office:value-type="float" office:value="200741" calcext:value-type="float">
            <text:p>200741</text:p>
          </table:table-cell>
          <table:table-cell office:value-type="float" office:value="0" calcext:value-type="float">
            <text:p>0</text:p>
          </table:table-cell>
          <table:table-cell office:value-type="float" office:value="215432" calcext:value-type="float">
            <text:p>215432</text:p>
          </table:table-cell>
          <table:table-cell office:value-type="float" office:value="200992" calcext:value-type="float">
            <text:p>200992</text:p>
          </table:table-cell>
          <table:table-cell office:value-type="float" office:value="0" calcext:value-type="float">
            <text:p>0</text:p>
          </table:table-cell>
          <table:table-cell office:value-type="float" office:value="216664" calcext:value-type="float">
            <text:p>216664</text:p>
          </table:table-cell>
          <table:table-cell office:value-type="float" office:value="202222" calcext:value-type="float">
            <text:p>202222</text:p>
          </table:table-cell>
          <table:table-cell office:value-type="float" office:value="57021902039566" calcext:value-type="float">
            <text:p>57021902039566</text:p>
          </table:table-cell>
          <table:table-cell office:value-type="float" office:value="156085779178160" calcext:value-type="float">
            <text:p>156085779178160</text:p>
          </table:table-cell>
          <table:table-cell office:value-type="float" office:value="55.8277777778" calcext:value-type="float">
            <text:p>55.82777777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6-01-25 16:15:44.043687</text:p>
          </table:table-cell>
          <table:table-cell office:value-type="string" calcext:value-type="string">
            <text:p>2016-01-25 16:16:20.47964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nomsg-ofi-16777216</text:p>
          </table:table-cell>
          <table:table-cell office:value-type="float" office:value="96" calcext:value-type="float">
            <text:p>96</text:p>
          </table:table-cell>
          <table:table-cell office:value-type="float" office:value="400" calcext:value-type="float">
            <text:p>400</text:p>
          </table:table-cell>
          <table:table-cell office:value-type="float" office:value="304.6603" calcext:value-type="float">
            <text:p>304.6603</text:p>
          </table:table-cell>
          <table:table-cell office:value-type="float" office:value="0" calcext:value-type="float">
            <text:p>0</text:p>
          </table:table-cell>
          <table:table-cell office:value-type="float" office:value="372884" calcext:value-type="float">
            <text:p>372884</text:p>
          </table:table-cell>
          <table:table-cell office:value-type="float" office:value="346621" calcext:value-type="float">
            <text:p>346621</text:p>
          </table:table-cell>
          <table:table-cell office:value-type="float" office:value="0" calcext:value-type="float">
            <text:p>0</text:p>
          </table:table-cell>
          <table:table-cell office:value-type="float" office:value="373135" calcext:value-type="float">
            <text:p>373135</text:p>
          </table:table-cell>
          <table:table-cell office:value-type="float" office:value="346872" calcext:value-type="float">
            <text:p>346872</text:p>
          </table:table-cell>
          <table:table-cell office:value-type="float" office:value="0" calcext:value-type="float">
            <text:p>0</text:p>
          </table:table-cell>
          <table:table-cell office:value-type="float" office:value="374368" calcext:value-type="float">
            <text:p>374368</text:p>
          </table:table-cell>
          <table:table-cell office:value-type="float" office:value="348102" calcext:value-type="float">
            <text:p>348102</text:p>
          </table:table-cell>
          <table:table-cell office:value-type="float" office:value="60189795406376" calcext:value-type="float">
            <text:p>60189795406376</text:p>
          </table:table-cell>
          <table:table-cell office:value-type="float" office:value="164995416114266" calcext:value-type="float">
            <text:p>164995416114266</text:p>
          </table:table-cell>
          <table:table-cell office:value-type="float" office:value="56.4578947368" calcext:value-type="float">
            <text:p>56.45789473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6-01-25 16:16:30.489359</text:p>
          </table:table-cell>
          <table:table-cell office:value-type="string" calcext:value-type="string">
            <text:p>2016-01-25 16:17:09.4457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nomsg-ofi-33554432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320.680766667" calcext:value-type="float">
            <text:p>320.680766667</text:p>
          </table:table-cell>
          <table:table-cell office:value-type="float" office:value="0" calcext:value-type="float">
            <text:p>0</text:p>
          </table:table-cell>
          <table:table-cell office:value-type="float" office:value="674032" calcext:value-type="float">
            <text:p>674032</text:p>
          </table:table-cell>
          <table:table-cell office:value-type="float" office:value="615504" calcext:value-type="float">
            <text:p>615504</text:p>
          </table:table-cell>
          <table:table-cell office:value-type="float" office:value="0" calcext:value-type="float">
            <text:p>0</text:p>
          </table:table-cell>
          <table:table-cell office:value-type="float" office:value="674286" calcext:value-type="float">
            <text:p>674286</text:p>
          </table:table-cell>
          <table:table-cell office:value-type="float" office:value="615755" calcext:value-type="float">
            <text:p>615755</text:p>
          </table:table-cell>
          <table:table-cell office:value-type="float" office:value="0" calcext:value-type="float">
            <text:p>0</text:p>
          </table:table-cell>
          <table:table-cell office:value-type="float" office:value="675512" calcext:value-type="float">
            <text:p>675512</text:p>
          </table:table-cell>
          <table:table-cell office:value-type="float" office:value="616981" calcext:value-type="float">
            <text:p>616981</text:p>
          </table:table-cell>
          <table:table-cell office:value-type="float" office:value="57021919572192" calcext:value-type="float">
            <text:p>57021919572192</text:p>
          </table:table-cell>
          <table:table-cell office:value-type="float" office:value="156520644521298" calcext:value-type="float">
            <text:p>156520644521298</text:p>
          </table:table-cell>
          <table:table-cell office:value-type="float" office:value="63.2666666667" calcext:value-type="float">
            <text:p>63.2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6-01-25 16:17:19.454104</text:p>
          </table:table-cell>
          <table:table-cell office:value-type="string" calcext:value-type="string">
            <text:p>2016-01-25 16:17:56.44689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nomsg-ofi-671088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1285184" calcext:value-type="float">
            <text:p>1285184</text:p>
          </table:table-cell>
          <table:table-cell office:value-type="float" office:value="543721" calcext:value-type="float">
            <text:p>543721</text:p>
          </table:table-cell>
          <table:table-cell office:value-type="float" office:value="0" calcext:value-type="float">
            <text:p>0</text:p>
          </table:table-cell>
          <table:table-cell office:value-type="float" office:value="1285435" calcext:value-type="float">
            <text:p>1285435</text:p>
          </table:table-cell>
          <table:table-cell office:value-type="float" office:value="543875" calcext:value-type="float">
            <text:p>543875</text:p>
          </table:table-cell>
          <table:table-cell office:value-type="float" office:value="0" calcext:value-type="float">
            <text:p>0</text:p>
          </table:table-cell>
          <table:table-cell office:value-type="float" office:value="1286664" calcext:value-type="float">
            <text:p>1286664</text:p>
          </table:table-cell>
          <table:table-cell office:value-type="float" office:value="545168" calcext:value-type="float">
            <text:p>545168</text:p>
          </table:table-cell>
          <table:table-cell office:value-type="float" office:value="53854041311738" calcext:value-type="float">
            <text:p>53854041311738</text:p>
          </table:table-cell>
          <table:table-cell office:value-type="float" office:value="147950019196710" calcext:value-type="float">
            <text:p>147950019196710</text:p>
          </table:table-cell>
          <table:table-cell office:value-type="float" office:value="33.3823529412" calcext:value-type="float">
            <text:p>33.38235294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6-01-25 16:18:06.458402</text:p>
          </table:table-cell>
          <table:table-cell office:value-type="string" calcext:value-type="string">
            <text:p>2016-01-25 16:18:23.16754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nomsg-ofi-1342177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1.968125" calcext:value-type="float">
            <text:p>31.968125</text:p>
          </table:table-cell>
          <table:table-cell office:value-type="float" office:value="0" calcext:value-type="float">
            <text:p>0</text:p>
          </table:table-cell>
          <table:table-cell office:value-type="float" office:value="452828" calcext:value-type="float">
            <text:p>452828</text:p>
          </table:table-cell>
          <table:table-cell office:value-type="float" office:value="313080" calcext:value-type="float">
            <text:p>313080</text:p>
          </table:table-cell>
          <table:table-cell office:value-type="float" office:value="0" calcext:value-type="float">
            <text:p>0</text:p>
          </table:table-cell>
          <table:table-cell office:value-type="float" office:value="452968" calcext:value-type="float">
            <text:p>452968</text:p>
          </table:table-cell>
          <table:table-cell office:value-type="float" office:value="313220" calcext:value-type="float">
            <text:p>313220</text:p>
          </table:table-cell>
          <table:table-cell office:value-type="float" office:value="0" calcext:value-type="float">
            <text:p>0</text:p>
          </table:table-cell>
          <table:table-cell office:value-type="float" office:value="454308" calcext:value-type="float">
            <text:p>454308</text:p>
          </table:table-cell>
          <table:table-cell office:value-type="float" office:value="314553" calcext:value-type="float">
            <text:p>314553</text:p>
          </table:table-cell>
          <table:table-cell office:value-type="float" office:value="19007310116874" calcext:value-type="float">
            <text:p>19007310116874</text:p>
          </table:table-cell>
          <table:table-cell office:value-type="float" office:value="52226885482530" calcext:value-type="float">
            <text:p>52226885482530</text:p>
          </table:table-cell>
          <table:table-cell office:value-type="float" office:value="20.8" calcext:value-type="float">
            <text:p>2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5T16:46:37.848152988</dc:date>
    <dc:creator>Lazaros Lazaridis</dc:creator>
    <meta:editing-duration>PT12M20S</meta:editing-duration>
    <meta:editing-cycles>1</meta:editing-cycles>
    <meta:document-statistic meta:table-count="1" meta:cell-count="325" meta:object-count="2"/>
    <meta:generator>LibreOffice/4.3.7.2$Linux_X86_64 LibreOffice_project/43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line" chart:style-name="ch1">
        <chart:legend chart:legend-position="end" svg:x="13.505cm" svg:y="3.705cm" style:legend-expansion="high" chart:style-name="ch2"/>
        <chart:plot-area chart:style-name="ch3" table:cell-range-address="'report-nanomsg-ofi-1'.E4:'report-nanomsg-ofi-1'.H19" chart:data-source-has-labels="both" svg:x="0.32cm" svg:y="0.127cm" svg:width="12.861cm" svg:height="8.641cm">
          <chartooo:coordinate-region svg:x="2.371cm" svg:y="0.326cm" svg:width="10.67cm" svg:height="5.348cm"/>
          <chart:axis chart:dimension="x" chart:name="primary-x" chart:style-name="ch4" chartooo:axis-type="auto">
            <chartooo:date-scale/>
            <chart:categories table:cell-range-address="'report-nanomsg-ofi-1'.E5:'report-nanomsg-ofi-1'.E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eport-nanomsg-ofi-1'.F5:'report-nanomsg-ofi-1'.F19" chart:label-cell-address="'report-nanomsg-ofi-1'.F4:'report-nanomsg-ofi-1'.F4" chart:class="chart:line">
            <chart:data-point chart:repeated="15"/>
          </chart:series>
          <chart:series chart:style-name="ch7" chart:values-cell-range-address="'report-nanomsg-ofi-1'.G5:'report-nanomsg-ofi-1'.G19" chart:label-cell-address="'report-nanomsg-ofi-1'.G4:'report-nanomsg-ofi-1'.G4" chart:class="chart:line">
            <chart:data-point chart:repeated="15"/>
          </chart:series>
          <chart:series chart:style-name="ch8" chart:values-cell-range-address="'report-nanomsg-ofi-1'.H5:'report-nanomsg-ofi-1'.H19" chart:label-cell-address="'report-nanomsg-ofi-1'.H4:'report-nanomsg-ofi-1'.H4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report-nanomsg-ofi-1'.F4:'report-nanomsg-ofi-1'.F4</svg:desc>
                </draw:g>
              </table:table-cell>
              <table:table-cell office:value-type="string">
                <text:p>max</text:p>
                <draw:g>
                  <svg:desc>'report-nanomsg-ofi-1'.G4:'report-nanomsg-ofi-1'.G4</svg:desc>
                </draw:g>
              </table:table-cell>
              <table:table-cell office:value-type="string">
                <text:p>average</text:p>
                <draw:g>
                  <svg:desc>'report-nanomsg-ofi-1'.H4:'report-nanomsg-ofi-1'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nomsg-ofi-1024</text:p>
                <draw:g>
                  <svg:desc>'report-nanomsg-ofi-1'.E5:'report-nanomsg-ofi-1'.E19</svg:desc>
                </draw:g>
              </table:table-cell>
              <table:table-cell office:value-type="float" office:value="0">
                <text:p>0</text:p>
                <draw:g>
                  <svg:desc>'report-nanomsg-ofi-1'.F5:'report-nanomsg-ofi-1'.F19</svg:desc>
                </draw:g>
              </table:table-cell>
              <table:table-cell office:value-type="float" office:value="0.00193955">
                <text:p>0.00193955</text:p>
                <draw:g>
                  <svg:desc>'report-nanomsg-ofi-1'.G5:'report-nanomsg-ofi-1'.G19</svg:desc>
                </draw:g>
              </table:table-cell>
              <table:table-cell office:value-type="float" office:value="0.000416587428571">
                <text:p>0.000416587428571</text:p>
                <draw:g>
                  <svg:desc>'report-nanomsg-ofi-1'.H5:'report-nanomsg-ofi-1'.H19</svg:desc>
                </draw:g>
              </table:table-cell>
            </table:table-row>
            <table:table-row>
              <table:table-cell office:value-type="string">
                <text:p>nanomsg-ofi-2048</text:p>
              </table:table-cell>
              <table:table-cell office:value-type="float" office:value="0">
                <text:p>0</text:p>
              </table:table-cell>
              <table:table-cell office:value-type="float" office:value="0.00390235">
                <text:p>0.00390235</text:p>
              </table:table-cell>
              <table:table-cell office:value-type="float" office:value="0.000195182333333">
                <text:p>0.000195182333333</text:p>
              </table:table-cell>
            </table:table-row>
            <table:table-row>
              <table:table-cell office:value-type="string">
                <text:p>nanomsg-ofi-4096</text:p>
              </table:table-cell>
              <table:table-cell office:value-type="float" office:value="0">
                <text:p>0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0390495">
                <text:p>0.000390495</text:p>
              </table:table-cell>
            </table:table-row>
            <table:table-row>
              <table:table-cell office:value-type="string">
                <text:p>nanomsg-ofi-8192</text:p>
              </table:table-cell>
              <table:table-cell office:value-type="float" office:value="0">
                <text:p>0</text:p>
              </table:table-cell>
              <table:table-cell office:value-type="float" office:value="0.015625">
                <text:p>0.015625</text:p>
              </table:table-cell>
              <table:table-cell office:value-type="float" office:value="0.00078125">
                <text:p>0.00078125</text:p>
              </table:table-cell>
            </table:table-row>
            <table:table-row>
              <table:table-cell office:value-type="string">
                <text:p>nanomsg-ofi-16384</text:p>
              </table:table-cell>
              <table:table-cell office:value-type="float" office:value="0.359375">
                <text:p>0.359375</text:p>
              </table:table-cell>
              <table:table-cell office:value-type="float" office:value="12.9289">
                <text:p>12.9289</text:p>
              </table:table-cell>
              <table:table-cell office:value-type="float" office:value="9.4021875">
                <text:p>9.4021875</text:p>
              </table:table-cell>
            </table:table-row>
            <table:table-row>
              <table:table-cell office:value-type="string">
                <text:p>nanomsg-ofi-32768</text:p>
              </table:table-cell>
              <table:table-cell office:value-type="float" office:value="3.25">
                <text:p>3.25</text:p>
              </table:table-cell>
              <table:table-cell office:value-type="float" office:value="27.0938">
                <text:p>27.0938</text:p>
              </table:table-cell>
              <table:table-cell office:value-type="float" office:value="18.164277">
                <text:p>18.164277</text:p>
              </table:table-cell>
            </table:table-row>
            <table:table-row>
              <table:table-cell office:value-type="string">
                <text:p>nanomsg-ofi-65536</text:p>
              </table:table-cell>
              <table:table-cell office:value-type="float" office:value="13.4375">
                <text:p>13.4375</text:p>
              </table:table-cell>
              <table:table-cell office:value-type="float" office:value="53.1875">
                <text:p>53.1875</text:p>
              </table:table-cell>
              <table:table-cell office:value-type="float" office:value="38.3638666667">
                <text:p>38.3638666667</text:p>
              </table:table-cell>
            </table:table-row>
            <table:table-row>
              <table:table-cell office:value-type="string">
                <text:p>nanomsg-ofi-1048576</text:p>
              </table:table-cell>
              <table:table-cell office:value-type="float" office:value="179">
                <text:p>179</text:p>
              </table:table-cell>
              <table:table-cell office:value-type="float" office:value="402">
                <text:p>402</text:p>
              </table:table-cell>
              <table:table-cell office:value-type="float" office:value="280.817633333">
                <text:p>280.817633333</text:p>
              </table:table-cell>
            </table:table-row>
            <table:table-row>
              <table:table-cell office:value-type="string">
                <text:p>nanomsg-ofi-2097152</text:p>
              </table:table-cell>
              <table:table-cell office:value-type="float" office:value="122">
                <text:p>122</text:p>
              </table:table-cell>
              <table:table-cell office:value-type="float" office:value="512">
                <text:p>512</text:p>
              </table:table-cell>
              <table:table-cell office:value-type="float" office:value="363.742233333">
                <text:p>363.742233333</text:p>
              </table:table-cell>
            </table:table-row>
            <table:table-row>
              <table:table-cell office:value-type="string">
                <text:p>nanomsg-ofi-4194304</text:p>
              </table:table-cell>
              <table:table-cell office:value-type="float" office:value="240">
                <text:p>240</text:p>
              </table:table-cell>
              <table:table-cell office:value-type="float" office:value="472">
                <text:p>472</text:p>
              </table:table-cell>
              <table:table-cell office:value-type="float" office:value="334.258666667">
                <text:p>334.258666667</text:p>
              </table:table-cell>
            </table:table-row>
            <table:table-row>
              <table:table-cell office:value-type="string">
                <text:p>nanomsg-ofi-8388608</text:p>
              </table:table-cell>
              <table:table-cell office:value-type="float" office:value="208">
                <text:p>208</text:p>
              </table:table-cell>
              <table:table-cell office:value-type="float" office:value="464">
                <text:p>464</text:p>
              </table:table-cell>
              <table:table-cell office:value-type="float" office:value="362.892666667">
                <text:p>362.892666667</text:p>
              </table:table-cell>
            </table:table-row>
            <table:table-row>
              <table:table-cell office:value-type="string">
                <text:p>nanomsg-ofi-16777216</text:p>
              </table:table-cell>
              <table:table-cell office:value-type="float" office:value="96">
                <text:p>96</text:p>
              </table:table-cell>
              <table:table-cell office:value-type="float" office:value="400">
                <text:p>400</text:p>
              </table:table-cell>
              <table:table-cell office:value-type="float" office:value="304.6603">
                <text:p>304.6603</text:p>
              </table:table-cell>
            </table:table-row>
            <table:table-row>
              <table:table-cell office:value-type="string">
                <text:p>nanomsg-ofi-33554432</text:p>
              </table:table-cell>
              <table:table-cell office:value-type="float" office:value="192">
                <text:p>192</text:p>
              </table:table-cell>
              <table:table-cell office:value-type="float" office:value="448">
                <text:p>448</text:p>
              </table:table-cell>
              <table:table-cell office:value-type="float" office:value="320.680766667">
                <text:p>320.680766667</text:p>
              </table:table-cell>
            </table:table-row>
            <table:table-row>
              <table:table-cell office:value-type="string">
                <text:p>nanomsg-ofi-67108864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nanomsg-ofi-134217728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31.968125">
                <text:p>31.96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line" chart:style-name="ch1">
        <chart:legend chart:legend-position="end" svg:x="12.764cm" svg:y="4.204cm" style:legend-expansion="high" chart:style-name="ch2"/>
        <chart:plot-area chart:style-name="ch3" table:cell-range-address="'report-nanomsg-ofi-1'.E4:'report-nanomsg-ofi-1'.E19 'report-nanomsg-ofi-1'.T4:'report-nanomsg-ofi-1'.T19" chart:data-source-has-labels="both" svg:x="0.32cm" svg:y="0.18cm" svg:width="12.124cm" svg:height="8.646cm">
          <chartooo:coordinate-region svg:x="2.37cm" svg:y="0.379cm" svg:width="9.934cm" svg:height="5.353cm"/>
          <chart:axis chart:dimension="x" chart:name="primary-x" chart:style-name="ch4" chartooo:axis-type="auto">
            <chartooo:date-scale/>
            <chart:categories table:cell-range-address="'report-nanomsg-ofi-1'.E5:'report-nanomsg-ofi-1'.E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eport-nanomsg-ofi-1'.T5:'report-nanomsg-ofi-1'.T19" chart:label-cell-address="'report-nanomsg-ofi-1'.T4:'report-nanomsg-ofi-1'.T4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_average</text:p>
                <draw:g>
                  <svg:desc>'report-nanomsg-ofi-1'.T4:'report-nanomsg-ofi-1'.T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nomsg-ofi-1024</text:p>
                <draw:g>
                  <svg:desc>'report-nanomsg-ofi-1'.E5:'report-nanomsg-ofi-1'.E19</svg:desc>
                </draw:g>
              </table:table-cell>
              <table:table-cell office:value-type="float" office:value="16.82">
                <text:p>16.82</text:p>
                <draw:g>
                  <svg:desc>'report-nanomsg-ofi-1'.T5:'report-nanomsg-ofi-1'.T19</svg:desc>
                </draw:g>
              </table:table-cell>
            </table:table-row>
            <table:table-row>
              <table:table-cell office:value-type="string">
                <text:p>nanomsg-ofi-2048</text:p>
              </table:table-cell>
              <table:table-cell office:value-type="float" office:value="12.1611111111">
                <text:p>12.1611111111</text:p>
              </table:table-cell>
            </table:table-row>
            <table:table-row>
              <table:table-cell office:value-type="string">
                <text:p>nanomsg-ofi-4096</text:p>
              </table:table-cell>
              <table:table-cell office:value-type="float" office:value="10.2111111111">
                <text:p>10.2111111111</text:p>
              </table:table-cell>
            </table:table-row>
            <table:table-row>
              <table:table-cell office:value-type="string">
                <text:p>nanomsg-ofi-819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nanomsg-ofi-16384</text:p>
              </table:table-cell>
              <table:table-cell office:value-type="float" office:value="17.2235294118">
                <text:p>17.2235294118</text:p>
              </table:table-cell>
            </table:table-row>
            <table:table-row>
              <table:table-cell office:value-type="string">
                <text:p>nanomsg-ofi-32768</text:p>
              </table:table-cell>
              <table:table-cell office:value-type="float" office:value="23.9823529412">
                <text:p>23.9823529412</text:p>
              </table:table-cell>
            </table:table-row>
            <table:table-row>
              <table:table-cell office:value-type="string">
                <text:p>nanomsg-ofi-65536</text:p>
              </table:table-cell>
              <table:table-cell office:value-type="float" office:value="21.1117647059">
                <text:p>21.1117647059</text:p>
              </table:table-cell>
            </table:table-row>
            <table:table-row>
              <table:table-cell office:value-type="string">
                <text:p>nanomsg-ofi-1048576</text:p>
              </table:table-cell>
              <table:table-cell office:value-type="float" office:value="50.1176470588">
                <text:p>50.1176470588</text:p>
              </table:table-cell>
            </table:table-row>
            <table:table-row>
              <table:table-cell office:value-type="string">
                <text:p>nanomsg-ofi-2097152</text:p>
              </table:table-cell>
              <table:table-cell office:value-type="float" office:value="57.3411764706">
                <text:p>57.3411764706</text:p>
              </table:table-cell>
            </table:table-row>
            <table:table-row>
              <table:table-cell office:value-type="string">
                <text:p>nanomsg-ofi-4194304</text:p>
              </table:table-cell>
              <table:table-cell office:value-type="float" office:value="60.975">
                <text:p>60.975</text:p>
              </table:table-cell>
            </table:table-row>
            <table:table-row>
              <table:table-cell office:value-type="string">
                <text:p>nanomsg-ofi-8388608</text:p>
              </table:table-cell>
              <table:table-cell office:value-type="float" office:value="55.8277777778">
                <text:p>55.8277777778</text:p>
              </table:table-cell>
            </table:table-row>
            <table:table-row>
              <table:table-cell office:value-type="string">
                <text:p>nanomsg-ofi-16777216</text:p>
              </table:table-cell>
              <table:table-cell office:value-type="float" office:value="56.4578947368">
                <text:p>56.4578947368</text:p>
              </table:table-cell>
            </table:table-row>
            <table:table-row>
              <table:table-cell office:value-type="string">
                <text:p>nanomsg-ofi-33554432</text:p>
              </table:table-cell>
              <table:table-cell office:value-type="float" office:value="63.2666666667">
                <text:p>63.2666666667</text:p>
              </table:table-cell>
            </table:table-row>
            <table:table-row>
              <table:table-cell office:value-type="string">
                <text:p>nanomsg-ofi-67108864</text:p>
              </table:table-cell>
              <table:table-cell office:value-type="float" office:value="33.3823529412">
                <text:p>33.3823529412</text:p>
              </table:table-cell>
            </table:table-row>
            <table:table-row>
              <table:table-cell office:value-type="string">
                <text:p>nanomsg-ofi-134217728</text:p>
              </table:table-cell>
              <table:table-cell office:value-type="float" office:value="20.8">
                <text:p>2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